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différents modules :</text:p>
      <text:p text:style-name="Standard"/>
      <text:p text:style-name="Standard">Grille</text:p>
      <text:p text:style-name="Standard">→ nécessite : rien</text:p>
      <text:p text:style-name="Standard"/>
      <text:p text:style-name="Standard">Blocs</text:p>
      <text:p text:style-name="Standard">→ nécessite : grille (+ Ennemis et perso pour tester)</text:p>
      <text:p text:style-name="Standard"/>
      <text:p text:style-name="Standard">Ennemis</text:p>
      <text:p text:style-name="Standard">→ nécessite : grille (+perso et blocs pour tester)</text:p>
      <text:p text:style-name="Standard"/>
      <text:p text:style-name="Standard">Personnage</text:p>
      <text:p text:style-name="Standard">→ nécessite : grille (+Ennemis et blocs pour tester)</text:p>
      <text:p text:style-name="Standard"/>
      <text:p text:style-name="Standard">Score</text:p>
      <text:p text:style-name="Standard">→ nécessite : Blocs, Ennemis, Perso</text:p>
      <text:p text:style-name="Standard"/>
      <text:p text:style-name="Standard">Menu</text:p>
      <text:p text:style-name="Standard">→ nécessite : rien</text:p>
      <text:p text:style-name="Standard"/>
      <text:p text:style-name="Standard">HUD</text:p>
      <text:p text:style-name="Standard">→ nécessite : un proto qui marche</text:p>
      <text:p text:style-name="Standard"/>
      <text:p text:style-name="Standard">Playstore</text:p>
      <text:p text:style-name="Standard">→ nécessite : un proto qui marche</text:p>
      <text:p text:style-name="Standard"/>
      <text:p text:style-name="Standard">Bruitages</text:p>
      <text:p text:style-name="Standard">→ nécessite : dépend du bruitage</text:p>
      <text:p text:style-name="Standard"/>
      <text:p text:style-name="Standard">Modes de jeu</text:p>
      <text:p text:style-name="Standard">→ nécessite : un proto qui marche + un générateur de niveaux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Trampal</meta:initial-creator>
    <meta:creation-date>2015-11-30T21:17:22.49</meta:creation-date>
    <meta:document-statistic meta:table-count="0" meta:image-count="0" meta:object-count="0" meta:page-count="1" meta:paragraph-count="21" meta:word-count="90" meta:character-count="478"/>
    <dc:date>2015-11-30T21:28:02.42</dc:date>
    <dc:creator>Lucas Trampal</dc:creator>
    <meta:editing-duration>PT10M40S</meta:editing-duration>
    <meta:editing-cycles>1</meta:editing-cycles>
    <meta:generator>OpenOffice/4.0.1$Win32 OpenOffice.org_project/401m5$Build-9714</meta:generator>
  </office:meta>
</office:document-meta>
</file>